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2pt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style:font-size-asian="10.5pt" style:font-size-complex="12pt"/>
    </style:style>
    <style:style style:name="T1" style:family="text">
      <style:text-properties style:text-underline-style="solid" style:text-underline-type="double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ill McNeill</text:p>
      <text:p text:style-name="P1">HPSC Lab 6</text:p>
      <text:p text:style-name="P1"/>
      <text:p text:style-name="P2">Cannon's and Fox's Algorithms for Fast Matrix Multiplication</text:p>
      <text:p text:style-name="P3"/>
      <text:p text:style-name="P3"><text:tab/>I did this assignment in two separate parts for the two different algorithms, as we were originally doing it before the two labs were merged. As a result, I have two separate executables: fox_multiply and canon_multiply. When I did Fox's, I went about it in a much more structured, but didn't go back to change the way I did Cannon's. Both programs take the same arguments:</text:p>
      <text:p text:style-name="P3"/>
      <text:p text:style-name="P3">-verbose<text:tab/>prints timing information on a single line</text:p>
      <text:p text:style-name="P3">-print<text:tab/><text:tab/>prints matrices to verify output</text:p>
      <text:p text:style-name="P3">-size n<text:tab/><text:tab/>replace n with your desired problem size. The program will generate an n by n matrix</text:p>
      <text:p text:style-name="P3"/>
      <text:p text:style-name="P3">Based on the arguments to my programs, you may have guessed I did not do hdf5 input or output (I was under the impression that we would be given working code for this as part of a solution to the previous lab; what happened to that?). </text:p>
      <text:p text:style-name="P3"/>
      <text:p text:style-name="P3"/>
      <text:p text:style-name="P3">I suggest you try running run_cannon_tests.sh and run_fox_tests.sh. You will see that for large problem sizes, both my fox's and canon's implementations will segfault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ill </meta:initial-creator>
    <meta:creation-date>2012-03-22T15:59:01</meta:creation-date>
    <dc:date>2012-03-30T16:24:29</dc:date>
    <dc:creator>will </dc:creator>
    <meta:editing-duration>PT01H54M25S</meta:editing-duration>
    <meta:editing-cycles>7</meta:editing-cycles>
    <meta:generator>OpenOffice.org/3.2$Unix OpenOffice.org_project/320m12$Build-9483</meta:generator>
    <meta:document-statistic meta:table-count="0" meta:image-count="0" meta:object-count="0" meta:page-count="1" meta:paragraph-count="9" meta:word-count="181" meta:character-count="1043"/>
  </office:meta>
</office:document-meta>
</file>